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 style:list-style-name="L2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uture Improvement</text:p>
          </draw:text-box>
        </draw:frame>
        <draw:frame presentation:style-name="pr2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Extend searching flexibility of our application: adding more GT-places and more item categories, then displaying them as drop-down list on our application.</text:span></text:p>
              </text:list-item>
              <text:list-item>
                <text:p><text:span text:style-name="T1">Strength security of database: Separating the description of the lost item into public description and private description, to more accurately mimic the current Lost and Found Solutions.</text:span></text:p>
              </text:list-item>
              <text:list-item>
                <text:p><text:span text:style-name="T1">Facilitate communication: Add the ability to send an e-mail or make a call within the application so the users don't have to switch contex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olilan </meta:initial-creator>
    <meta:creation-date>2011-12-04T15:48:21</meta:creation-date>
    <meta:editing-duration>PT38M17S</meta:editing-duration>
    <meta:editing-cycles>19</meta:editing-cycles>
    <dc:date>2011-12-04T21:10:22</dc:date>
    <dc:creator>reid </dc:creator>
    <meta:generator>LibreOffice/3.4$Unix LibreOffice_project/340m1$Build-402</meta:generator>
    <meta:document-statistic meta:object-count="25"/>
  </office:meta>
</office:document-meta>
</file>